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1.33mm" fo:break-before="auto" style:use-optimal-row-height="true"/>
    </style:style>
    <style:style style:name="ro3" style:family="table-row">
      <style:table-row-properties style:row-height="14.2mm" fo:break-before="auto" style:use-optimal-row-height="true"/>
    </style:style>
    <style:style style:name="ro4" style:family="table-row">
      <style:table-row-properties style:row-height="48.44mm" fo:break-before="auto" style:use-optimal-row-height="true"/>
    </style:style>
    <style:style style:name="ro5" style:family="table-row">
      <style:table-row-properties style:row-height="38.17mm" fo:break-before="auto" style:use-optimal-row-height="true"/>
    </style:style>
    <style:style style:name="ro6" style:family="table-row">
      <style:table-row-properties style:row-height="17.6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34.75mm" fo:break-before="auto" style:use-optimal-row-height="true"/>
    </style:style>
    <style:style style:name="ro9" style:family="table-row">
      <style:table-row-properties style:row-height="51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a xlink:href="https://en.dict.naver.com/#/entry/enko/f49070bc729b4233a8c1f20435902a97" xlink:type="simple">man·dat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명사 (선거에 의해 국민들로부터 정부나 다른 조직에게 주어지는) 권한The election victory gave the party a clear mandate to continue its programme of reform.선거에서의 승리로 그 당은 개혁 프로그램을 계속할 수 있는 확실한 권한을 부여받았다.2.명사 (정부의) 통치[재임] 기간The presidential mandate is limited to two terms of four years each.대통령 재임 기간은 4년 연임으로 제한되어 있다.3.명사 (특정 과제의 수행) 지시[명령]The bank had no mandate to honour the cheque.그 은행에서는 그 수표를 수락하라는 지시가 없었다.</text:p>
          </table:table-cell>
        </table:table-row>
        <table:table-row table:style-name="ro1">
          <table:table-cell office:value-type="string" calcext:value-type="string">
            <text:p><text:a xlink:href="https://en.dict.naver.com/#/entry/enko/2c32340e3ba24440a50c2841c68f492b" xlink:type="simple">evict</text:a> </text:p>
          </table:table-cell>
          <table:table-cell office:value-type="string" calcext:value-type="string">
            <text:p>[ɪˈvɪk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주택이나 땅에서) 쫓아내다[퇴거시키다]A number of tenants have been evicted for not paying the rent.여러 명의 세입자들이 집세를 내지 못해 쫓겨났다.</text:p>
          </table:table-cell>
        </table:table-row>
        <table:table-row table:style-name="ro2">
          <table:table-cell office:value-type="string" calcext:value-type="string">
            <text:p><text:a xlink:href="https://en.dict.naver.com/#/entry/enko/6ee01e90f924451891d831fbe93015ee" xlink:type="simple">en·force</text:a> </text:p>
          </table:table-cell>
          <table:table-cell office:value-type="string" calcext:value-type="string">
            <text:p>[ɪnˈfɔːr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법률 등을) 집행[시행/실시]하다<text:line-break/>It’s the job of the police to enforce the law.<text:line-break/><text:line-break/>법을 집행하는 것이 경찰이 할 일이다.<text:line-break/><text:line-break/>2.동사 강요하다<text:line-break/>You can’t enforce cooperation between the players.<text:line-break/><text:line-break/>선수들 간의 협조를 강요할 수는 없는 일이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e0bb12f702be4f39b2c6f9632c20053d" xlink:type="simple">(just) in case (…)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(혹시라도) (…할) 경우에 대비해서<text:line-break/>You’d better take the keys in case I’m out.<text:line-break/><text:line-break/>내가 외출할지도 모르니까 네가 열쇠를 가져가는 게 좋을 거야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deaee9ea934348d5abc65d129e14007e" xlink:type="simple">en·sure</text:a> </text:p>
          </table:table-cell>
          <table:table-cell office:value-type="string" calcext:value-type="string">
            <text:p>[ɪn|ʃʊr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반드시 …하게[이게] 하다, 보장하다<text:line-break/>The book ensured his success.<text:line-break/><text:line-break/>그 책은 그의 성공을 보장해 주었다</text:p>
          </table:table-cell>
        </table:table-row>
        <table:table-row table:style-name="ro4">
          <table:table-cell office:value-type="string" calcext:value-type="string">
            <text:p><text:a xlink:href="https://en.dict.naver.com/#/entry/enko/469b3782d6074afeb4abeb30c3c6d773" xlink:type="simple">where</text:a> </text:p>
          </table:table-cell>
          <table:table-cell office:value-type="string" calcext:value-type="string">
            <text:p>[wer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부사 어디에, 어디로, 어디에서<text:line-break/>Where do you live?<text:line-break/><text:line-break/>어디 사세요?<text:line-break/><text:line-break/>2.부사 &lt;장소상황을 뜻하는 어구 뒤에 쓰여 그것을 수식하는 절을 이끎&gt;<text:line-break/>It’s one of the few countries where people drive on the left.<text:line-break/><text:line-break/>그곳은 사람들이 왼편으로 운전을 하는 몇 안 되는 국가 중 한 곳이다.<text:line-break/><text:line-break/>3.부사 (…하고) 그 곳에서[거기에서]<text:line-break/>We then moved to Paris, where we lived for six years.<text:line-break/><text:line-break/>그런 뒤 우리는 파리로 이사를 갔는데, 그 곳에서 6년을 살았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ce2d3eb2bd9749bda4eae26eeb78ee34" xlink:type="simple">once</text:a> </text:p>
          </table:table-cell>
          <table:table-cell office:value-type="string" calcext:value-type="string">
            <text:p>[wʌn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부사 한 번<text:line-break/>I’ve only been there once.<text:line-break/><text:line-break/>나는 그곳에 한 번밖에 안 가 보았다.<text:line-break/><text:line-break/>2.부사 (과거) 언젠가[한때/한동안]<text:line-break/>I once met your mother.<text:line-break/><text:line-break/>내가 언젠가 당신 어머니를 만났었다.<text:line-break/><text:line-break/>3.부사 (부정문·의문문에서) 한 번도; (if 뒤에 쓰여) 일단<text:line-break/>He never once offered to help.<text:line-break/><text:line-break/>그는 한 번도 도와주겠다는 말을 하지 않았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14f6d8423b6e4081afe350c692c47a15" xlink:type="simple">re·cap·itu·late</text:a> </text:p>
          </table:table-cell>
          <table:table-cell office:value-type="string" calcext:value-type="string">
            <text:p>[ˌriːkəˈpɪtʃuleɪ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이미 한 말·결정 사항 등의) 개요를 말하다<text:line-break/>To recapitulate briefly, the three main points are these…<text:line-break/><text:line-break/>간략히 개요를 말씀드리면, 세 가지 주요 사항들은 이러합니다…</text:p>
          </table:table-cell>
        </table:table-row>
        <table:table-row table:style-name="ro3">
          <table:table-cell office:value-type="string" calcext:value-type="string">
            <text:p><text:a xlink:href="https://en.dict.naver.com/#/entry/enko/969bcf802ad64a34a88a1d9d8e14f1ff" xlink:type="simple">recap</text:a> </text:p>
          </table:table-cell>
          <table:table-cell office:value-type="string" calcext:value-type="string">
            <text:p>[ˈriːkæp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<text:line-break/>Let me just recap on what we’ve decided so far.<text:line-break/><text:line-break/>지금까지 우리가 결정한 내용의 개요를 말씀드리겠습니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874edf13a5d6405da27a970d83b1ae4f" xlink:type="simple">|nothing but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오직; 그저[단지] …일 뿐인<text:line-break/>Nothing but a miracle can save her now.<text:line-break/><text:line-break/>이제 오직 기적만이 그녀를 구할 수 있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319818fbe6524fe882efea6d9b188fdb" xlink:type="simple">glance</text:a> </text:p>
          </table:table-cell>
          <table:table-cell office:value-type="string" calcext:value-type="string">
            <text:p>[ɡlæn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흘낏[휙] 보다<text:line-break/>She glanced at her watch.<text:line-break/><text:line-break/>그녀가 시계를 흘낏 보았다.<text:line-break/><text:line-break/>2.동사 휙휙[대충] 훑어보다<text:line-break/>I only had time to glance at the newspapers.<text:line-break/><text:line-break/>나는 신문을 대충 훑어볼 시간 밖에 없었다.<text:line-break/><text:line-break/>3.명사 흘낏[휙] 봄<text:line-break/>to take/have a glance at the newspaper headlines<text:line-break/><text:line-break/>신문 제목들을 휙 보다</text:p>
          </table:table-cell>
        </table:table-row>
        <table:table-row table:style-name="ro2">
          <table:table-cell office:value-type="string" calcext:value-type="string">
            <text:p><text:a xlink:href="https://en.dict.naver.com/#/entry/enko/d4d959eee28244e8b585fbbcc05cc0c7" xlink:type="simple">in·fer·ence</text:a> </text:p>
          </table:table-cell>
          <table:table-cell office:value-type="string" calcext:value-type="string">
            <text:p>[ˈɪnfərən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추론(한 것)<text:line-break/>to draw/make inferences from the data<text:line-break/><text:line-break/>데이터를 보고 추론하다<text:line-break/><text:line-break/>2.명사 추론 (행위)<text:line-break/>If he is guilty then, by inference, so is his wife.<text:line-break/><text:line-break/>그가 유죄라면, 추론컨대 그의 아내도 마찬가지이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d4e5e1049a37434d8e1c7fa97bcd87e3" xlink:type="simple">al·ter·na·tive·ly</text:a> </text:p>
          </table:table-cell>
          <table:table-cell office:value-type="string" calcext:value-type="string">
            <text:p>[ɔːl|tɜːrnətɪvli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부사 그 대신에, 그렇지 않으면(둘째 대안을 소개할 때 씀)<text:line-break/>The agency will make travel arrangements for you. Alternatively, you can organize your own transport.<text:line-break/><text:line-break/>여행사가 이동을 위한 준비를 해 드릴 수 있습니다. 그렇지 않으면 당신이 직접 교통수단을 알아 보셔도 됩니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ddd7a2ad8e9f40fdb66dc29f4b661164" xlink:type="simple">in·volve</text:a> </text:p>
          </table:table-cell>
          <table:table-cell office:value-type="string" calcext:value-type="string">
            <text:p>[ɪnˈvɑːlv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중요 요소로·필연적으로) 수반[포함]하다<text:line-break/>Any investment involves an element of risk.<text:line-break/><text:line-break/>어떤 것이든 투자에는 위험 요소가 수반된다.<text:line-break/><text:line-break/>2.동사 (상황·사건·활동이 사람을) 관련[연루]시키다<text:line-break/>There was a serious incident involving a group of youths.<text:line-break/><text:line-break/>한 무리의 젊은이들이 연루된 심각한 사건이 있었다.<text:line-break/><text:line-break/>3.동사 참여시키다<text:line-break/>We want to involve as many people as possible in the celebrations.<text:line-break/><text:line-break/>우리는 가능하면 많은 사람들을 그 경축 행사에 참여시키게 되기를 바란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092e89e6e2c5473a989eb8a01100fe02" xlink:type="simple">hard·en</text:a> </text:p>
          </table:table-cell>
          <table:table-cell office:value-type="string" calcext:value-type="string">
            <text:p>[ˈhɑːrd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굳다, 경화되다; 굳히다, 경화시키다<text:line-break/>The varnish takes a few hours to harden.<text:line-break/><text:line-break/>그 유약은 마르는 데 몇 시간이 걸린다.<text:line-break/><text:line-break/>2.동사 (얼굴·목소리 등이) 굳어지다[딱딱해지다]<text:line-break/>Her face hardened into an expression of hatred.<text:line-break/><text:line-break/>그녀의 얼굴이 굳어지더니 증오의 표정을 띠었다.<text:line-break/><text:line-break/>3.동사 (감정·태도가[를]) 단호/확고해지다[단호/확고하게 만들다]<text:line-break/>Public attitudes to the strike have hardened.<text:line-break/><text:line-break/>그 파업에 대한 대중의 태도가 단호해졌다.</text:p>
          </table:table-cell>
        </table:table-row>
        <table:table-row table:style-name="ro2">
          <table:table-cell office:value-type="string" calcext:value-type="string">
            <text:p><text:a xlink:href="https://en.dict.naver.com/#/entry/enko/4925d53e58e24c4a8fe2109eae19e03d" xlink:type="simple">readi·ness</text:a> </text:p>
          </table:table-cell>
          <table:table-cell office:value-type="string" calcext:value-type="string">
            <text:p>[ˈredinə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준비가 되어 있음<text:line-break/>Everyone has doubts about their readiness for parenthood.<text:line-break/><text:line-break/>모든 사람들이 그들이 부모가 될 준비가 되어 있는지에 대해 의심을 갖고 있다.<text:line-break/><text:line-break/>2.명사 기꺼이 하려는 상태<text:line-break/>Over half the people interviewed expressed their readiness to die for their country.<text:line-break/><text:line-break/>인터뷰를 한 사람들 중 절반 이상이 국가를 위해 기꺼이 죽을 수 있다고 피력했다.</text:p>
          </table:table-cell>
        </table:table-row>
        <table:table-row table:style-name="ro1">
          <table:table-cell office:value-type="string" calcext:value-type="string">
            <text:p><text:a xlink:href="https://en.dict.naver.com/#/entry/enko/b12f61520c4c4279ac8a92b772ab3e23" xlink:type="simple">folks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명사 사람들</text:p>
          </table:table-cell>
        </table:table-row>
        <table:table-row table:style-name="ro5">
          <table:table-cell office:value-type="string" calcext:value-type="string">
            <text:p><text:a xlink:href="https://en.dict.naver.com/#/entry/enko/de215ef89a874643990e62c39609e725" xlink:type="simple">snip</text:a> </text:p>
          </table:table-cell>
          <table:table-cell office:value-type="string" calcext:value-type="string">
            <text:p>[snɪp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가위로 싹둑) 자르다<text:line-break/>Snip a tiny hole in the paper.<text:line-break/><text:line-break/>가위로 종이에 작은 구멍을 하나 내라.<text:line-break/><text:line-break/>2.명사 (가위로 싹둑) 자르기; 싹둑 (자르는 소리)<text:line-break/>Make a series of small snips along the edge of the fabric.<text:line-break/><text:line-break/>직물 가장자리를 따라 가며 조금씩 잘라 내어라.<text:line-break/><text:line-break/>3.명사 금속 절단용 가위</text:p>
          </table:table-cell>
        </table:table-row>
        <table:table-row table:style-name="ro1">
          <table:table-cell office:value-type="string" calcext:value-type="string">
            <text:p><text:a xlink:href="https://en.dict.naver.com/#/entry/enko/c9c33fa98d154aaab73819e385e21722" xlink:type="simple">ac·tu·a·tion</text:a> </text:p>
          </table:table-cell>
          <table:table-cell office:value-type="string" calcext:value-type="string">
            <text:p>[æ̀ktʃuéiʃə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발동[충동] 작용</text:p>
          </table:table-cell>
        </table:table-row>
        <table:table-row table:style-name="ro6">
          <table:table-cell office:value-type="string" calcext:value-type="string">
            <text:p><text:a xlink:href="https://en.dict.naver.com/#/entry/enko/43f616842ca54c9da4eff85efae55c7a" xlink:type="simple">ac·tu·ate</text:a> </text:p>
          </table:table-cell>
          <table:table-cell office:value-type="string" calcext:value-type="string">
            <text:p>[ˈæktʃueɪ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기계를) 작동시키다<text:line-break/>2.동사 (특정한) 행동을 하게 하다<text:line-break/>He was actuated entirely by malice.<text:line-break/><text:line-break/>그는 순전히 악의에서 그렇게 했다.</text:p>
          </table:table-cell>
        </table:table-row>
        <table:table-row table:style-name="ro7">
          <table:table-cell office:value-type="string" calcext:value-type="string">
            <text:p><text:a xlink:href="https://en.dict.naver.com/#/entry/enko/a1e133e3dc9d464c8e87a49d6452dc46" xlink:type="simple">con·junc·tion</text:a> </text:p>
          </table:table-cell>
          <table:table-cell office:value-type="string" calcext:value-type="string">
            <text:p>[kənˈdʒʌŋkʃ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접속사<text:line-break/>2.명사 (특별한 결과를 초래하는 사건 등의) 결합<text:line-break/>The conjunction of low inflation and low unemployment came as a very pleasant surprise.<text:line-break/><text:line-break/>저인플레이션과 저실업의 결합은 대단히 기분 좋은 깜짝 선물로 다가왔다.<text:line-break/><text:line-break/>3.명사 합(지구에서 봤을 때 행성이 태양과 같은 방향에 있게 되는 것)</text:p>
          </table:table-cell>
        </table:table-row>
        <table:table-row table:style-name="ro8">
          <table:table-cell office:value-type="string" calcext:value-type="string">
            <text:p><text:a xlink:href="https://en.dict.naver.com/#/entry/enko/4232fb0ac6424e9189a7a653bc91c3ff" xlink:type="simple">as·sert</text:a> </text:p>
          </table:table-cell>
          <table:table-cell office:value-type="string" calcext:value-type="string">
            <text:p>[əˈsɜːr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사실임을 강하게) 주장하다<text:line-break/>She continued to assert that she was innocent.<text:line-break/><text:line-break/>그녀는 계속해서 자기가 무죄라고 주장했다.<text:line-break/><text:line-break/>2.동사 (단호하게) 자기주장을 하다<text:line-break/>3.동사 (자신의 권리·권위 등을) 확고히 하다<text:line-break/>to assert your independence/rights<text:line-break/><text:line-break/>자신의 독립/권리를 확고히 하다</text:p>
          </table:table-cell>
        </table:table-row>
        <table:table-row table:style-name="ro4">
          <table:table-cell office:value-type="string" calcext:value-type="string">
            <text:p><text:a xlink:href="https://en.dict.naver.com/#/entry/enko/1097ed11f19e476186b20343d6e7d5fa" xlink:type="simple">nei·ther</text:a> </text:p>
          </table:table-cell>
          <table:table-cell office:value-type="string" calcext:value-type="string">
            <text:p>[ˈnaɪðə(r); ˈniːðə(r)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한정사, 대명사 (둘 중) 어느 것도 …아니다<text:line-break/>Neither answer is correct.<text:line-break/><text:line-break/>어느 대답도 옳지 않다.<text:line-break/><text:line-break/>2.부사 (부정문을 만들며) …도 마찬가지이다[그렇다]<text:line-break/>He didn’t remember and neither did I.<text:line-break/><text:line-break/>그는 기억하지 못했고 나도 마찬가지였다.<text:line-break/><text:line-break/>3.부사 …도 아니고 …도 아니다<text:line-break/>I neither knew nor cared what had happened to him.<text:line-break/><text:line-break/>나는 그에게 무슨 일이 있었는지 알지도 못했고 알고 싶지도 않았다.</text:p>
          </table:table-cell>
        </table:table-row>
        <table:table-row table:style-name="ro2">
          <table:table-cell office:value-type="string" calcext:value-type="string">
            <text:p><text:a xlink:href="https://en.dict.naver.com/#/entry/enko/a0cba421aaea4e6aa526d71967e48db8" xlink:type="simple">omit</text:a> </text:p>
          </table:table-cell>
          <table:table-cell office:value-type="string" calcext:value-type="string">
            <text:p>[əˈmɪ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빠뜨리다, 누락[제외]시키다; 생략하다<text:line-break/>If you are a student, you can omit questions 16-18.<text:line-break/><text:line-break/>당신이 학생이면 16~18번 질문은 생략해도 된다.<text:line-break/><text:line-break/>2.동사 (빠뜨리고) …하지 않다[못하다]<text:line-break/>She omitted to mention that they were staying the night.<text:line-break/><text:line-break/>그들이 그날 밤에 머물 것이라는 얘기를 그녀가 빠뜨리고 하지 않았다.</text:p>
          </table:table-cell>
        </table:table-row>
        <table:table-row table:style-name="ro2">
          <table:table-cell office:value-type="string" calcext:value-type="string">
            <text:p><text:a xlink:href="https://en.dict.naver.com/#/entry/enko/33f3f6fcd8644127bcf7d7b82cb77029" xlink:type="simple">con·cur·rence</text:a> </text:p>
          </table:table-cell>
          <table:table-cell office:value-type="string" calcext:value-type="string">
            <text:p>[kən|kɜːrəns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명사 동의, 의견 일치<text:line-break/>The doctor may seek the concurrence of a relative before carrying out the procedure.<text:line-break/><text:line-break/>의사가 그 절차를 밟기 전에 친척의 동의를 구할지도 모른다.<text:line-break/><text:line-break/>2.명사 동시 발생<text:line-break/>an unfortunate concurrence of events<text:line-break/><text:line-break/>불행하게 동시에 발생한 사건들</text:p>
          </table:table-cell>
        </table:table-row>
        <table:table-row table:style-name="ro6">
          <table:table-cell office:value-type="string" calcext:value-type="string">
            <text:p><text:a xlink:href="https://en.dict.naver.com/#/entry/enko/868bc26edc6145aa9513a1e46b05c31b" xlink:type="simple">draw·back</text:a> </text:p>
          </table:table-cell>
          <table:table-cell office:value-type="string" calcext:value-type="string">
            <text:p>[ˈdrɔːbæk] </text:p>
          </table:table-cell>
          <table:table-cell office:value-type="string" calcext:value-type="string">
            <text:p>:</text:p>
          </table:table-cell>
          <table:table-cell office:value-type="string" office:string-value="1.명사 결점, 문제점&#10;The main drawback to it is the cost.&#10;&#10;그것의 주된 문제점은 비용이다.&#10;" calcext:value-type="string">
            <text:p>1.명사 결점, 문제점</text:p>
            <text:p>The main drawback to it is the cost.</text:p>
            <text:p/>
            <text:p>그것의 주된 문제점은 비용이다.</text:p>
            <text:p/>
          </table:table-cell>
        </table:table-row>
        <table:table-row table:style-name="ro9">
          <table:table-cell office:value-type="string" calcext:value-type="string">
            <text:p><text:a xlink:href="https://en.dict.naver.com/#/entry/enko/c28267aa27924c3e8253f0b659691d97" xlink:type="simple">ex·pose</text:a> </text:p>
          </table:table-cell>
          <table:table-cell office:value-type="string" calcext:value-type="string">
            <text:p>[ɪkˈspoʊz] </text:p>
          </table:table-cell>
          <table:table-cell office:value-type="string" calcext:value-type="string">
            <text:p>:</text:p>
          </table:table-cell>
          <table:table-cell office:value-type="string" office:string-value="1.동사 (보통 때는 가려져 있는 것을) 드러내다&#10;He smiled suddenly, exposing a set of amazingly white teeth.&#10;&#10;그가 갑자기 놀랍도록 하얀 치아를 드러내며 미소를 지었다.&#10;&#10;2.동사 (비도덕적·불법적인 것 등을) 폭로하다&#10;She was exposed as a liar and a fraud.&#10;&#10;그녀는 거짓말쟁이에 사기꾼임이 폭로되었다.&#10;&#10;3.동사 (유해한 환경 등에) 노출시키다&#10;to expose yourself to ridicule&#10;&#10;스스로를 비웃음거리로 만들다&#10;" calcext:value-type="string">
            <text:p>1.동사 (보통 때는 가려져 있는 것을) 드러내다</text:p>
            <text:p>He smiled suddenly, exposing a set of amazingly white teeth.</text:p>
            <text:p/>
            <text:p>그가 갑자기 놀랍도록 하얀 치아를 드러내며 미소를 지었다.</text:p>
            <text:p/>
            <text:p>2.동사 (비도덕적·불법적인 것 등을) 폭로하다</text:p>
            <text:p>She was exposed as a liar and a fraud.</text:p>
            <text:p/>
            <text:p>그녀는 거짓말쟁이에 사기꾼임이 폭로되었다.</text:p>
            <text:p/>
            <text:p>3.동사 (유해한 환경 등에) 노출시키다</text:p>
            <text:p>to expose yourself to ridicule</text:p>
            <text:p/>
            <text:p>스스로를 비웃음거리로 만들다</text:p>
            <text:p/>
          </table:table-cell>
        </table:table-row>
        <table:table-row table:style-name="ro4">
          <table:table-cell office:value-type="string" calcext:value-type="string">
            <text:p><text:a xlink:href="https://en.dict.naver.com/#/entry/enko/83d02bdb860a4d5d9cecfadb0a2bb365" xlink:type="simple">dele·gat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명사 (집단의 의사를 대표하는) 대표(자)&#10;The conference was attended by delegates from 56 countries.&#10;&#10;그 회의에는 56개국의 대표들이 참석했다.&#10;&#10;2.동사 (권한업무 등을) 위임하다&#10;Some managers find it difficult to delegate.&#10;&#10;일부 관리자들은 (권한을) 위임하는 것을 힘들어 한다.&#10;&#10;3.동사 (대표를) 뽑다[선정하다]&#10;I’ve been delegated to organize the Christmas party.&#10;&#10;내가 크리스마스 파티를 준비하도록 뽑혔다." calcext:value-type="string">
            <text:p>1.명사 (집단의 의사를 대표하는) 대표(자)</text:p>
            <text:p>The conference was attended by delegates from 56 countries.</text:p>
            <text:p/>
            <text:p>그 회의에는 56개국의 대표들이 참석했다.</text:p>
            <text:p/>
            <text:p>2.동사 (권한업무 등을) 위임하다</text:p>
            <text:p>Some managers find it difficult to delegate.</text:p>
            <text:p/>
            <text:p>일부 관리자들은 (권한을) 위임하는 것을 힘들어 한다.</text:p>
            <text:p/>
            <text:p>3.동사 (대표를) 뽑다[선정하다]</text:p>
            <text:p>I’ve been delegated to organize the Christmas party.</text:p>
            <text:p/>
            <text:p>내가 크리스마스 파티를 준비하도록 뽑혔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979de3a9faee4f33b5a8cb054844d724" xlink:type="simple">ex·clu·sive</text:a> </text:p>
          </table:table-cell>
          <table:table-cell office:value-type="string" calcext:value-type="string">
            <text:p>[ɪkˈskluːsɪv] </text:p>
          </table:table-cell>
          <table:table-cell office:value-type="string" calcext:value-type="string">
            <text:p>:</text:p>
          </table:table-cell>
          <table:table-cell office:value-type="string" office:string-value="1.형용사 독점적인, 전용의&#10;The hotel has exclusive access to the beach.&#10;&#10;그 호텔은 전용 해안 접근로가 있다.&#10;&#10;2.형용사 배타적인, 특권층의&#10;He belongs to an exclusive club.&#10;&#10;그는 특권층을 위한 클럽에 소속되어 있다.&#10;&#10;3.형용사 (아무나 이용할 수 없는) 고가의[고급의]&#10;an exclusive hotel&#10;&#10;고급 호텔" calcext:value-type="string">
            <text:p>1.형용사 독점적인, 전용의</text:p>
            <text:p>The hotel has exclusive access to the beach.</text:p>
            <text:p/>
            <text:p>그 호텔은 전용 해안 접근로가 있다.</text:p>
            <text:p/>
            <text:p>2.형용사 배타적인, 특권층의</text:p>
            <text:p>He belongs to an exclusive club.</text:p>
            <text:p/>
            <text:p>그는 특권층을 위한 클럽에 소속되어 있다.</text:p>
            <text:p/>
            <text:p>3.형용사 (아무나 이용할 수 없는) 고가의[고급의]</text:p>
            <text:p>an exclusive hotel</text:p>
            <text:p/>
            <text:p>고급 호텔</text:p>
          </table:table-cell>
        </table:table-row>
        <table:table-row table:style-name="ro4">
          <table:table-cell office:value-type="string" calcext:value-type="string">
            <text:p><text:a xlink:href="https://en.dict.naver.com/#/entry/enko/b302b4a839fc4fb3b36918994aa9613f" xlink:type="simple">in·clu·sive</text:a> </text:p>
          </table:table-cell>
          <table:table-cell office:value-type="string" calcext:value-type="string">
            <text:p>[ɪnˈkluːsɪv] </text:p>
          </table:table-cell>
          <table:table-cell office:value-type="string" calcext:value-type="string">
            <text:p>:</text:p>
          </table:table-cell>
          <table:table-cell office:value-type="string" office:string-value="1.형용사 (가격에) 일체의 경비가 포함된[…이 포함된]&#10;The fully inclusive fare for the trip is £52.&#10;&#10;일체의 경비가 다 포함된 그 여행비는 52파운드입니다.&#10;&#10;2.형용사 (언급된 날짜·월·수 등을 다 포함하여) …부터 …까지&#10;We are offering free holidays for children aged two to eleven inclusive.&#10;&#10;2세부터 11세까지의 아동에 대한 휴가 비용은 무료로 해 드립니다.&#10;&#10;3.형용사 폭넓은, 포괄적인&#10;The party must adopt more inclusive strategies and a broader vision.&#10;&#10;이 당은 더 포괄적인 전략과 더 폭넓은 전망을 채택해야 합니다." calcext:value-type="string">
            <text:p>1.형용사 (가격에) 일체의 경비가 포함된[…이 포함된]</text:p>
            <text:p>The fully inclusive fare for the trip is £52.</text:p>
            <text:p/>
            <text:p>일체의 경비가 다 포함된 그 여행비는 52파운드입니다.</text:p>
            <text:p/>
            <text:p>2.형용사 (언급된 날짜·월·수 등을 다 포함하여) …부터 …까지</text:p>
            <text:p>We are offering free holidays for children aged two to eleven inclusive.</text:p>
            <text:p/>
            <text:p>2세부터 11세까지의 아동에 대한 휴가 비용은 무료로 해 드립니다.</text:p>
            <text:p/>
            <text:p>3.형용사 폭넓은, 포괄적인</text:p>
            <text:p>The party must adopt more inclusive strategies and a broader vision.</text:p>
            <text:p/>
            <text:p>이 당은 더 포괄적인 전략과 더 폭넓은 전망을 채택해야 합니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bb0e2b83185f4f77a749899080cf8b81" xlink:type="simple">as is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(어떤 조건·상태이건) 있는 그대로&#10;We are certain that the machine was received in perfect condition as is verified by your plant manager's signature on our delivery slip.&#10;&#10;당사는 그 기계가 당사의 배달증명서에 있는 귀측 공장장의 서명에서 입증되듯이 완전한 상태로 도착되어졌음을 확신하고 있습니다." calcext:value-type="string">
            <text:p>1.(어떤 조건·상태이건) 있는 그대로</text:p>
            <text:p>We are certain that the machine was received in perfect condition as is verified by your plant manager's signature on our delivery slip.</text:p>
            <text:p/>
            <text:p>당사는 그 기계가 당사의 배달증명서에 있는 귀측 공장장의 서명에서 입증되듯이 완전한 상태로 도착되어졌음을 확신하고 있습니다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00/00/00</text:date>, <text:time style:data-style-name="N2" text:time-value="20:26:44.501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12:23:55.244000000</meta:creation-date>
    <dc:date>2021-02-14T20:29:08.259000000</dc:date>
    <meta:editing-duration>PT21M2S</meta:editing-duration>
    <meta:editing-cycles>18</meta:editing-cycles>
    <meta:generator>Ultra_Office/6.2.3.2$Windows_x86 LibreOffice_project/</meta:generator>
    <meta:document-statistic meta:table-count="1" meta:cell-count="118" meta:object-count="0"/>
  </office:meta>
</office:document-meta>
</file>